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7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2.1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color="#ffffff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62.02mm" svg:height="75.92mm" svg:x="0mm" svg:y="43.07mm">
            <loext:p draw:notify-on-update-of-ranges="Planilha1.A3:Planilha1.A9 Planilha1.B1:Planilha1.B1 Planilha1.B3:Planilha1.B9 Planilha1.A3:Planilha1.A9 Planilha1.C1:Planilha1.C1 Planilha1.C3:Planilha1.C9 Planilha1.A3:Planilha1.A9 Planilha1.D1:Planilha1.D1 Planilha1.D3:Planilha1.D9 Planilha1.A3:Planilha1.A9 Planilha1.E1:Planilha1.E1 Planilha1.E3:Planilha1.E9 Planilha1.A3:Planilha1.A9 Planilha1.F1:Planilha1.F1 Planilha1.F3:Planilha1.F9 Planilha1.A3:Planilha1.A9 Planilha1.G1:Planilha1.G1 Planilha1.G3:Planilha1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2.02mm" svg:height="75.92mm" svg:x="1.39mm" svg:y="125.89mm">
            <loext:p draw:notify-on-update-of-ranges="Planilha1.A3:Planilha1.A9 Planilha1.B1:Planilha1.B1 Planilha1.B3:Planilha1.B9 Planilha1.A3:Planilha1.A9 Planilha1.C1:Planilha1.C1 Planilha1.C3:Planilha1.C9 Planilha1.A3:Planilha1.A9 Planilha1.D1:Planilha1.D1 Planilha1.D3:Planilha1.D9 Planilha1.A3:Planilha1.A9 Planilha1.E1:Planilha1.E1 Planilha1.E3:Planilha1.E9 Planilha1.A3:Planilha1.A9 Planilha1.F1:Planilha1.F1 Planilha1.F3:Planilha1.F9 Planilha1.A3:Planilha1.A9 Planilha1.G1:Planilha1.G1 Planilha1.G3:Planilha1.G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/>
          <table:table-cell table:style-name="ce5" office:value-type="string" calcext:value-type="string">
            <text:p>Selection Sort</text:p>
          </table:table-cell>
          <table:table-cell table:style-name="ce5" office:value-type="string" calcext:value-type="string">
            <text:p>Insertion Sort</text:p>
          </table:table-cell>
          <table:table-cell table:style-name="ce5" office:value-type="string" calcext:value-type="string">
            <text:p>Shell Sort</text:p>
          </table:table-cell>
          <table:table-cell table:style-name="ce5" office:value-type="string" calcext:value-type="string">
            <text:p>Quick Sort</text:p>
          </table:table-cell>
          <table:table-cell table:style-name="ce5" office:value-type="string" calcext:value-type="string">
            <text:p>Merge Sort</text:p>
          </table:table-cell>
          <table:table-cell table:style-name="ce5" office:value-type="string" calcext:value-type="string">
            <text:p>My Sort</text:p>
          </table:table-cell>
        </table:table-row>
        <table:table-row table:style-name="ro1">
          <table:table-cell table:style-name="ce2" office:value-type="string" calcext:value-type="string">
            <text:p>Nº Elementos</text:p>
          </table:table-cell>
          <table:table-cell table:number-columns-repeated="6" table:style-name="ce2" office:value-type="string" calcext:value-type="string">
            <text:p>Tempo (ms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2" calcext:value-type="float">
            <text:p>292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19" calcext:value-type="float">
            <text:p>1219</text:p>
          </table:table-cell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67" calcext:value-type="float">
            <text:p>3867</text:p>
          </table:table-cell>
        </table:table-row>
        <table:table-row table:style-name="ro1">
          <table:table-cell table:style-name="ce4"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7:16:48.92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3:46:17.334000000</meta:creation-date>
    <dc:date>2016-12-07T17:26:10.043000000</dc:date>
    <meta:editing-duration>PT25M34S</meta:editing-duration>
    <meta:editing-cycles>6</meta:editing-cycles>
    <meta:generator>LibreOffice/5.2.3.3$Windows_x86 LibreOffice_project/d54a8868f08a7b39642414cf2c8ef2f228f780cf</meta:generator>
    <meta:document-statistic meta:table-count="1" meta:cell-count="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6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03cm" svg:height="7.593cm" xlink:href=".." xlink:type="simple" chart:class="chart:scatter" chart:style-name="ch1">
        <chart:title svg:x="7.118cm" svg:y="0.287cm" chart:style-name="ch2">
          <text:p>Gráfico 2</text:p>
        </chart:title>
        <chart:legend chart:legend-position="end" svg:x="12.689cm" svg:y="2.252cm" style:legend-expansion="high" chart:style-name="ch3"/>
        <chart:plot-area chart:style-name="ch4" table:cell-range-address="Planilha1.A3:Planilha1.G9 Planilha1.B1:Planilha1.G1" chart:data-source-has-labels="row" svg:x="1.026cm" svg:y="0.203cm" svg:width="11.805cm" svg:height="6.691cm">
          <chartooo:coordinate-region svg:x="1.833cm" svg:y="0.402cm" svg:width="10.534cm" svg:height="5.845cm"/>
          <chart:axis chart:dimension="x" chart:name="primary-x" chart:style-name="ch5">
            <chart:title svg:x="5.23cm" svg:y="7.033cm" chart:style-name="ch6">
              <text:p>Número de elementos</text:p>
            </chart:title>
          </chart:axis>
          <chart:axis chart:dimension="y" chart:name="primary-y" chart:style-name="ch7">
            <chart:title svg:x="0.142cm" svg:y="4.505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B3:Planilha1.B9" chart:label-cell-address="Planilha1.B1:Planilha1.B1" chart:class="chart:scatter">
            <chart:domain table:cell-range-address="Planilha1.A3:Planilha1.A9"/>
            <chart:data-point chart:repeated="7"/>
          </chart:series>
          <chart:series chart:style-name="ch11" chart:values-cell-range-address="Planilha1.C3:Planilha1.C9" chart:label-cell-address="Planilha1.C1:Planilha1.C1" chart:class="chart:scatter">
            <chart:data-point chart:repeated="7"/>
          </chart:series>
          <chart:series chart:style-name="ch12" chart:values-cell-range-address="Planilha1.D3:Planilha1.D9" chart:label-cell-address="Planilha1.D1:Planilha1.D1" chart:class="chart:scatter">
            <chart:data-point chart:repeated="7"/>
          </chart:series>
          <chart:series chart:style-name="ch13" chart:values-cell-range-address="Planilha1.E3:Planilha1.E9" chart:label-cell-address="Planilha1.E1:Planilha1.E1" chart:class="chart:scatter">
            <chart:data-point chart:repeated="7"/>
          </chart:series>
          <chart:series chart:style-name="ch14" chart:values-cell-range-address="Planilha1.F3:Planilha1.F9" chart:label-cell-address="Planilha1.F1:Planilha1.F1" chart:class="chart:scatter">
            <chart:data-point chart:repeated="7"/>
          </chart:series>
          <chart:series chart:style-name="ch15" chart:values-cell-range-address="Planilha1.G3:Planilha1.G9" chart:label-cell-address="Planilha1.G1:Planilha1.G1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election Sort</text:p>
                <draw:g>
                  <svg:desc>Planilha1.B1:Planilha1.B1</svg:desc>
                </draw:g>
              </table:table-cell>
              <table:table-cell office:value-type="string">
                <text:p>Insertion Sort</text:p>
                <draw:g>
                  <svg:desc>Planilha1.C1:Planilha1.C1</svg:desc>
                </draw:g>
              </table:table-cell>
              <table:table-cell office:value-type="string">
                <text:p>Shell Sort</text:p>
                <draw:g>
                  <svg:desc>Planilha1.D1:Planilha1.D1</svg:desc>
                </draw:g>
              </table:table-cell>
              <table:table-cell office:value-type="string">
                <text:p>Quick Sort</text:p>
                <draw:g>
                  <svg:desc>Planilha1.E1:Planilha1.E1</svg:desc>
                </draw:g>
              </table:table-cell>
              <table:table-cell office:value-type="string">
                <text:p>Merge Sort</text:p>
                <draw:g>
                  <svg:desc>Planilha1.F1:Planilha1.F1</svg:desc>
                </draw:g>
              </table:table-cell>
              <table:table-cell office:value-type="string">
                <text:p>My Sort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Planilha1.A3:Planilha1.A9</svg:desc>
                </draw:g>
              </table:table-cell>
              <table:table-cell office:value-type="float" office:value="7">
                <text:p>7</text:p>
                <draw:g>
                  <svg:desc>Planilha1.B3:Planilha1.B9</svg:desc>
                </draw:g>
              </table:table-cell>
              <table:table-cell office:value-type="float" office:value="6">
                <text:p>6</text:p>
                <draw:g>
                  <svg:desc>Planilha1.C3:Planilha1.C9</svg:desc>
                </draw:g>
              </table:table-cell>
              <table:table-cell office:value-type="float" office:value="3">
                <text:p>3</text:p>
                <draw:g>
                  <svg:desc>Planilha1.D3:Planilha1.D9</svg:desc>
                </draw:g>
              </table:table-cell>
              <table:table-cell office:value-type="float" office:value="6">
                <text:p>6</text:p>
                <draw:g>
                  <svg:desc>Planilha1.E3:Planilha1.E9</svg:desc>
                </draw:g>
              </table:table-cell>
              <table:table-cell office:value-type="float" office:value="4">
                <text:p>4</text:p>
                <draw:g>
                  <svg:desc>Planilha1.F3:Planilha1.F9</svg:desc>
                </draw:g>
              </table:table-cell>
              <table:table-cell office:value-type="float" office:value="14">
                <text:p>14</text:p>
                <draw:g>
                  <svg:desc>Planilha1.G3:Planilha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292">
                <text:p>292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219">
                <text:p>1219</text:p>
              </table:table-cell>
              <table:table-cell office:value-type="float" office:value="576">
                <text:p>576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867">
                <text:p>3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6000" chart:origin="0" chart:interval-major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03cm" svg:height="7.593cm" xlink:href=".." xlink:type="simple" chart:class="chart:scatter" chart:style-name="ch1">
        <chart:title svg:x="7.118cm" svg:y="0.287cm" chart:style-name="ch2">
          <text:p>Gráfico 1</text:p>
        </chart:title>
        <chart:legend chart:legend-position="end" svg:x="12.689cm" svg:y="2.252cm" style:legend-expansion="high" chart:style-name="ch3"/>
        <chart:plot-area chart:style-name="ch4" table:cell-range-address="Planilha1.A3:Planilha1.G9 Planilha1.B1:Planilha1.G1" chart:data-source-has-labels="row" svg:x="0.841cm" svg:y="0.203cm" svg:width="11.99cm" svg:height="6.691cm">
          <chartooo:coordinate-region svg:x="1.833cm" svg:y="0.402cm" svg:width="10.534cm" svg:height="5.845cm"/>
          <chart:axis chart:dimension="x" chart:name="primary-x" chart:style-name="ch5">
            <chart:title svg:x="5.138cm" svg:y="7.033cm" chart:style-name="ch6">
              <text:p>Número de elementos</text:p>
            </chart:title>
          </chart:axis>
          <chart:axis chart:dimension="y" chart:name="primary-y" chart:style-name="ch7">
            <chart:title svg:x="0cm" svg:y="4.505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B3:Planilha1.B9" chart:label-cell-address="Planilha1.B1:Planilha1.B1" chart:class="chart:scatter">
            <chart:domain table:cell-range-address="Planilha1.A3:Planilha1.A9"/>
            <chart:data-point chart:repeated="7"/>
          </chart:series>
          <chart:series chart:style-name="ch11" chart:values-cell-range-address="Planilha1.C3:Planilha1.C9" chart:label-cell-address="Planilha1.C1:Planilha1.C1" chart:class="chart:scatter">
            <chart:data-point chart:repeated="7"/>
          </chart:series>
          <chart:series chart:style-name="ch12" chart:values-cell-range-address="Planilha1.D3:Planilha1.D9" chart:label-cell-address="Planilha1.D1:Planilha1.D1" chart:class="chart:scatter">
            <chart:data-point chart:repeated="7"/>
          </chart:series>
          <chart:series chart:style-name="ch13" chart:values-cell-range-address="Planilha1.E3:Planilha1.E9" chart:label-cell-address="Planilha1.E1:Planilha1.E1" chart:class="chart:scatter">
            <chart:data-point chart:repeated="7"/>
          </chart:series>
          <chart:series chart:style-name="ch14" chart:values-cell-range-address="Planilha1.F3:Planilha1.F9" chart:label-cell-address="Planilha1.F1:Planilha1.F1" chart:class="chart:scatter">
            <chart:data-point chart:repeated="7"/>
          </chart:series>
          <chart:series chart:style-name="ch15" chart:values-cell-range-address="Planilha1.G3:Planilha1.G9" chart:label-cell-address="Planilha1.G1:Planilha1.G1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election Sort</text:p>
                <draw:g>
                  <svg:desc>Planilha1.B1:Planilha1.B1</svg:desc>
                </draw:g>
              </table:table-cell>
              <table:table-cell office:value-type="string">
                <text:p>Insertion Sort</text:p>
                <draw:g>
                  <svg:desc>Planilha1.C1:Planilha1.C1</svg:desc>
                </draw:g>
              </table:table-cell>
              <table:table-cell office:value-type="string">
                <text:p>Shell Sort</text:p>
                <draw:g>
                  <svg:desc>Planilha1.D1:Planilha1.D1</svg:desc>
                </draw:g>
              </table:table-cell>
              <table:table-cell office:value-type="string">
                <text:p>Quick Sort</text:p>
                <draw:g>
                  <svg:desc>Planilha1.E1:Planilha1.E1</svg:desc>
                </draw:g>
              </table:table-cell>
              <table:table-cell office:value-type="string">
                <text:p>Merge Sort</text:p>
                <draw:g>
                  <svg:desc>Planilha1.F1:Planilha1.F1</svg:desc>
                </draw:g>
              </table:table-cell>
              <table:table-cell office:value-type="string">
                <text:p>My Sort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Planilha1.A3:Planilha1.A9</svg:desc>
                </draw:g>
              </table:table-cell>
              <table:table-cell office:value-type="float" office:value="7">
                <text:p>7</text:p>
                <draw:g>
                  <svg:desc>Planilha1.B3:Planilha1.B9</svg:desc>
                </draw:g>
              </table:table-cell>
              <table:table-cell office:value-type="float" office:value="6">
                <text:p>6</text:p>
                <draw:g>
                  <svg:desc>Planilha1.C3:Planilha1.C9</svg:desc>
                </draw:g>
              </table:table-cell>
              <table:table-cell office:value-type="float" office:value="3">
                <text:p>3</text:p>
                <draw:g>
                  <svg:desc>Planilha1.D3:Planilha1.D9</svg:desc>
                </draw:g>
              </table:table-cell>
              <table:table-cell office:value-type="float" office:value="6">
                <text:p>6</text:p>
                <draw:g>
                  <svg:desc>Planilha1.E3:Planilha1.E9</svg:desc>
                </draw:g>
              </table:table-cell>
              <table:table-cell office:value-type="float" office:value="4">
                <text:p>4</text:p>
                <draw:g>
                  <svg:desc>Planilha1.F3:Planilha1.F9</svg:desc>
                </draw:g>
              </table:table-cell>
              <table:table-cell office:value-type="float" office:value="14">
                <text:p>14</text:p>
                <draw:g>
                  <svg:desc>Planilha1.G3:Planilha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292">
                <text:p>292</text:p>
              </table:table-cell>
              <table:table-cell office:value-type="float" office:value="168">
                <text:p>16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219">
                <text:p>1219</text:p>
              </table:table-cell>
              <table:table-cell office:value-type="float" office:value="576">
                <text:p>576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3867">
                <text:p>3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